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1.434cm" fo:min-width="0cm" fo:padding-top="0.13cm" fo:padding-bottom="0.13cm" fo:padding-left="0.25cm" fo:padding-right="0.25cm" fo:wrap-option="wrap" draw:shadow="hidden" draw:shadow-color="#808080"/>
    </style:style>
    <style:style style:name="pr2" style:family="presentation" style:parent-style-name="Default-outline1">
      <style:graphic-properties draw:stroke="none" draw:fill="none" draw:fill-color="#bbe0e3" draw:textarea-horizontal-align="justify" draw:textarea-vertical-align="top" draw:auto-grow-height="true" draw:auto-grow-width="false" fo:min-height="16.674cm" fo:min-width="0cm" fo:padding-top="0.13cm" fo:padding-bottom="0.13cm" fo:padding-left="0.25cm" fo:padding-right="0.25cm" fo:wrap-option="wrap" draw:shadow="hidden" draw:shadow-color="#808080"/>
    </style:style>
    <style:style style:name="pr3" style:family="presentation" style:parent-style-name="Default-notes">
      <style:graphic-properties draw:stroke="none" draw:fill="none" draw:fill-color="#bbe0e3" draw:auto-grow-height="true" fo:min-height="12.001cm" draw:shadow="hidden" draw:shadow-color="#808080"/>
    </style:style>
    <style:style style:name="pr4" style:family="presentation" style:parent-style-name="Default-title">
      <style:graphic-properties draw:fill-color="#ffffff" fo:min-height="1.535cm"/>
    </style:style>
    <style:style style:name="pr5" style:family="presentation" style:parent-style-name="Default-outline1">
      <style:graphic-properties draw:fill-color="#ffffff" fo:min-height="16.684cm"/>
    </style:style>
    <style:style style:name="pr6" style:family="presentation" style:parent-style-name="Default-notes">
      <style:graphic-properties draw:fill-color="#ffffff" draw:auto-grow-height="true" fo:min-height="12.001cm"/>
    </style:style>
    <style:style style:name="pr7" style:family="presentation" style:parent-style-name="Default-title">
      <style:graphic-properties fo:min-height="1.535cm"/>
    </style:style>
    <style:style style:name="pr8" style:family="presentation" style:parent-style-name="Default-outline1">
      <style:graphic-properties fo:min-height="16.684cm"/>
    </style:style>
    <style:style style:name="pr9" style:family="presentation" style:parent-style-name="Default-notes">
      <style:graphic-properties draw:fill-color="#ffffff" fo:min-height="11.75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952cm" fo:margin-right="0cm" fo:margin-top="0.246cm" fo:margin-bottom="0cm" fo:text-indent="-0.952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952cm" fo:margin-right="0cm" fo:text-indent="-0.952cm"/>
    </style:style>
    <style:style style:name="P7"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 style:family="paragraph">
      <style:text-properties fo:font-size="12pt"/>
    </style:style>
    <style:style style:name="P9" style:family="paragraph">
      <style:paragraph-properties fo:margin-left="0cm" fo:margin-right="0cm" fo:text-indent="0cm" style:punctuation-wrap="simple" style:line-break="normal"/>
    </style:style>
    <style:style style:name="P10" style:family="paragraph">
      <style:paragraph-properties fo:margin-left="0cm" fo:margin-right="0cm" fo:text-indent="0cm"/>
      <style:text-properties fo:font-size="12pt"/>
    </style:style>
    <style:style style:name="T1" style:family="text">
      <style:text-properties fo:language="en" fo:country="US"/>
    </style:style>
    <style:style style:name="T2" style:family="text">
      <style:text-properties fo:font-size="18pt" style:font-size-asian="18pt" style:font-size-complex="18pt"/>
    </style:style>
    <style:style style:name="T3" style:family="text">
      <style:text-properties fo:color="#000000" style:text-outline="false" style:text-line-through-style="none" style:text-position="0% 100%" fo:font-family="Arial"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fo:language="en" fo:country="US" fo:font-style="italic" style:font-style-asian="italic" style:font-style-complex="italic"/>
    </style:style>
    <style:style style:name="T6" style:family="text">
      <style:text-properties fo:font-size="26pt" style:font-size-asian="26pt" style:font-size-complex="26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DUCTIONS"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INTRODUCTIONS</text:p>
          </draw:text-box>
        </draw:frame>
        <draw:frame presentation:style-name="pr2" draw:text-style-name="P2" draw:layer="layout" svg:width="25.4cm" svg:height="16.934cm" svg:x="0cm" svg:y="2.116cm" presentation:class="outline" presentation:user-transformed="true">
          <draw:text-box>
            <text:p text:style-name="P3"><text:span text:style-name="T1"/></text:p>
            <text:list text:style-name="L2">
              <text:list-item>
                <text:p text:style-name="P4"><text:span text:style-name="T1">Instructor: Mihai Pop <text:s/>(mpop at umiacs.umd.edu)</text:span><text:span text:style-name="T1"><text:line-break/></text:span><text:span text:style-name="T1">http://www.cbcb.umd.edu/~mpop</text:span><text:span text:style-name="T1"><text:line-break/></text:span><text:span text:style-name="T1"><text:line-break/></text:span><text:span text:style-name="T1">Class hours: TuThu 11-12:15, CSIC 1121</text:span><text:span text:style-name="T1"><text:line-break/></text:span><text:span text:style-name="T1">Office hours: Thursdays 12:30-2pm, AVW 3223</text:span><text:span text:style-name="T1"><text:line-break/></text:span><text:span text:style-name="T1"/></text:p>
              </text:list-item>
              <text:list-item>
                <text:p text:style-name="P4"><text:span text:style-name="T1">TA: Derek Juba (juba at cs.umd.edu)</text:span><text:span text:style-name="T1"><text:line-break/></text:span><text:span text:style-name="T1">Office hours: Mondays 11-12, AVW 1112</text:span></text:p>
                <text:p text:style-name="P4"><text:span text:style-name="T1"/></text:p>
              </text:list-item>
            </text:list>
            <text:p text:style-name="P3"><text:span text:style-name="T1">Class webpage:</text:span><text:span text:style-name="T1"><text:line-break/></text:span><text:span text:style-name="T1">http://www.cbcb.umd.edu/confcour/CMSC423.shtml</text:span></text:p>
            <text:p text:style-name="P3"><text:span text:style-name="T1"/></text:p>
          </draw:text-box>
        </draw:frame>
        <presentation:notes draw:style-name="dp2">
          <draw:page-thumbnail draw:layer="layout" svg:width="13.335cm" svg:height="10.001cm" svg:x="3.493cm" svg:y="2.002cm" draw:page-number="1"/>
          <draw:frame presentation:style-name="pr3" draw:text-style-name="P1" draw:layer="layout" svg:width="16.254cm" svg:height="12.001cm" svg:x="2.033cm" svg:y="12.668cm" presentation:class="notes" presentation:placeholder="true">
            <draw:text-box/>
          </draw:frame>
        </presentation:notes>
      </draw:page>
      <draw:page draw:name="What is bioinformatics?"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What is bioinformatics?</text:p>
          </draw:text-box>
        </draw:frame>
        <draw:frame presentation:style-name="pr2" draw:text-style-name="P2" draw:layer="layout" svg:width="25.4cm" svg:height="16.934cm" svg:x="0cm" svg:y="2.116cm" presentation:class="outline" presentation:user-transformed="true">
          <draw:text-box>
            <text:p text:style-name="P3"/>
            <text:p text:style-name="P3"/>
            <text:list text:style-name="L2">
              <text:list-item>
                <text:p text:style-name="P4">Biology can be viewed as an information science (e.g. DNA is just a string of letters)</text:p>
              </text:list-item>
              <text:list-item>
                <text:p text:style-name="P4">Computers are essential in generating, managing, and analyzing biological data</text:p>
              </text:list-item>
              <text:list-item>
                <text:p text:style-name="P4">“Bioinformatics” or “Computational Biology” encompasses all applications of computers to the analysis of biological data </text:p>
              </text:list-item>
            </text:list>
          </draw:text-box>
        </draw:frame>
        <presentation:notes draw:style-name="dp2">
          <draw:page-thumbnail draw:layer="layout" svg:width="13.335cm" svg:height="10.001cm" svg:x="3.493cm" svg:y="2.002cm" draw:page-number="2"/>
          <draw:frame presentation:style-name="pr3" draw:text-style-name="P1" draw:layer="layout" svg:width="16.254cm" svg:height="12.001cm" svg:x="2.033cm" svg:y="12.668cm" presentation:class="notes" presentation:placeholder="true">
            <draw:text-box/>
          </draw:frame>
        </presentation:notes>
      </draw:page>
      <draw:page draw:name="Why study bioinformatics?"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Why study bioinformatics?</text:p>
          </draw:text-box>
        </draw:frame>
        <draw:frame presentation:style-name="pr2" draw:text-style-name="P2" draw:layer="layout" svg:width="25.4cm" svg:height="16.934cm" svg:x="0cm" svg:y="2.116cm" presentation:class="outline" presentation:user-transformed="true">
          <draw:text-box>
            <text:p text:style-name="P3"/>
            <text:p text:style-name="P3"/>
            <text:list text:style-name="L2">
              <text:list-item>
                <text:p text:style-name="P4">Exciting field! <text:s/>Help biologists figure out what life is all about.</text:p>
              </text:list-item>
            </text:list>
            <text:p text:style-name="P3"/>
            <text:list text:continue-numbering="true" text:style-name="L2">
              <text:list-item>
                <text:p text:style-name="P4">Work with people different from you – bio-geeks</text:p>
              </text:list-item>
            </text:list>
            <text:p text:style-name="P3"/>
            <text:list text:continue-numbering="true" text:style-name="L2">
              <text:list-item>
                <text:p text:style-name="P4">Many programmer/software engineer jobs in biotech industry currently filled by biologists – great need for people with CS backgrounds</text:p>
              </text:list-item>
            </text:list>
          </draw:text-box>
        </draw:frame>
        <presentation:notes draw:style-name="dp2">
          <draw:page-thumbnail draw:layer="layout" svg:width="13.335cm" svg:height="10.001cm" svg:x="3.493cm" svg:y="2.002cm" draw:page-number="3"/>
          <draw:frame presentation:style-name="pr3" draw:text-style-name="P1" draw:layer="layout" svg:width="16.254cm" svg:height="12.001cm" svg:x="2.033cm" svg:y="12.668cm" presentation:class="notes" presentation:placeholder="true">
            <draw:text-box/>
          </draw:frame>
        </presentation:notes>
      </draw:page>
      <draw:page draw:name="Overview of course"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Overview of course</text:p>
          </draw:text-box>
        </draw:frame>
        <draw:frame presentation:style-name="pr2" draw:text-style-name="P2" draw:layer="layout" svg:width="25.4cm" svg:height="16.934cm" svg:x="0cm" svg:y="2.116cm" presentation:class="outline" presentation:user-transformed="true">
          <draw:text-box>
            <text:p text:style-name="P3"/>
            <text:p text:style-name="P3"/>
            <text:list text:style-name="L2">
              <text:list-item>
                <text:p text:style-name="P4">No knowledge of biology required</text:p>
              </text:list-item>
              <text:list-item>
                <text:p text:style-name="P4">Will cover areas of interest in CURRENT bioinformatics research</text:p>
              </text:list-item>
              <text:list-item>
                <text:p text:style-name="P4">Overall flow: data management (databases), data generation (sequencing), data analysis (extracting meaning)</text:p>
              </text:list-item>
              <text:list-item>
                <text:p text:style-name="P4">Examples based on real data (note: instructor spent 5 years in a <text:s/>biotech research institute)</text:p>
              </text:list-item>
            </text:list>
          </draw:text-box>
        </draw:frame>
        <presentation:notes draw:style-name="dp2">
          <draw:page-thumbnail draw:layer="layout" svg:width="13.335cm" svg:height="10.001cm" svg:x="3.493cm" svg:y="2.002cm" draw:page-number="4"/>
          <draw:frame presentation:style-name="pr3" draw:text-style-name="P1" draw:layer="layout" svg:width="16.254cm" svg:height="12.001cm" svg:x="2.033cm" svg:y="12.668cm" presentation:class="notes" presentation:placeholder="true">
            <draw:text-box/>
          </draw:frame>
        </presentation:notes>
      </draw:page>
      <draw:page draw:name="Policies"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Policies</text:p>
          </draw:text-box>
        </draw:frame>
        <draw:frame presentation:style-name="pr2" draw:text-style-name="P2" draw:layer="layout" svg:width="25.4cm" svg:height="16.934cm" svg:x="0cm" svg:y="2.116cm" presentation:class="outline" presentation:user-transformed="true">
          <draw:text-box>
            <text:list text:style-name="L2">
              <text:list-item>
                <text:p text:style-name="P4">Attendance - follow University policy</text:p>
                <text:list>
                  <text:list-item>
                    <text:p text:style-name="P5">written documentation of illness is required (from Dr. )</text:p>
                  </text:list-item>
                  <text:list-item>
                    <text:p text:style-name="P5">if possible inform me prior to the class you will skip</text:p>
                  </text:list-item>
                </text:list>
              </text:list-item>
            </text:list>
            <text:p text:style-name="P6"><text:span text:style-name="T2">Students claiming an excused absence must apply in writing and furnish documentary support (such as from a health care professional who treated the student) for any assertion that the absence qualifies as an excused absence. The support should explicitly indicate the dates or times the student was incapacitated due to illness. Self-documentation of illness is not itself sufficient support to excuse the absence. <text:s/>An instructor is not under obligation to offer a substitute assignment or to give a student a make-up assessment unless the failure to perform was due to an excused absence. An excused absence for an individual typically does not translate into an extension for team deliverables on a project.</text:span></text:p>
            <text:list text:continue-numbering="true" text:style-name="L2">
              <text:list-item>
                <text:p text:style-name="P1">Additional reasons</text:p>
                <text:list>
                  <text:list-item>
                    <text:p text:style-name="P1">Lectures trump book</text:p>
                  </text:list-item>
                  <text:list-item>
                    <text:p text:style-name="P1">Homework/exam solutions only presented in class</text:p>
                  </text:list-item>
                  <text:list-item>
                    <text:p text:style-name="P1">Other information only provided in class</text:p>
                  </text:list-item>
                </text:list>
              </text:list-item>
            </text:list>
          </draw:text-box>
        </draw:frame>
        <presentation:notes draw:style-name="dp2">
          <draw:page-thumbnail draw:layer="layout" svg:width="13.335cm" svg:height="10.001cm" svg:x="3.493cm" svg:y="2.002cm" draw:page-number="5"/>
          <draw:frame presentation:style-name="pr3" draw:text-style-name="P1" draw:layer="layout" svg:width="16.254cm" svg:height="12.001cm" svg:x="2.033cm" svg:y="12.668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4cm" svg:height="1.535cm" svg:x="0cm" svg:y="0.291cm" presentation:class="title">
          <draw:text-box>
            <text:p text:style-name="P1">Policies...cont</text:p>
          </draw:text-box>
        </draw:frame>
        <draw:frame presentation:style-name="pr5" draw:layer="layout" svg:width="25.4cm" svg:height="16.684cm" svg:x="0cm" svg:y="2.116cm" presentation:class="outline" presentation:user-transformed="true">
          <draw:text-box>
            <text:list text:style-name="L2">
              <text:list-item>
                <text:p text:style-name="P4">Disabilities</text:p>
                <text:list>
                  <text:list-item>
                    <text:p text:style-name="P5">must inform me during the first 2 weeks of the semester if special accommodations necessary</text:p>
                  </text:list-item>
                  <text:list-item>
                    <text:p text:style-name="P5">request letter from Office of Disability Support Service</text:p>
                  </text:list-item>
                </text:list>
              </text:list-item>
            </text:list>
            <text:p text:style-name="P7"><text:span text:style-name="T3"/></text:p>
            <text:p text:style-name="P7"><text:span text:style-name="T3"><text:s/></text:span><text:span text:style-name="T3">Any student eligible for and requesting reasonable academic accommodations</text:span></text:p>
            <text:p text:style-name="P7"><text:span text:style-name="T3"><text:s text:c="3"/></text:span><text:span text:style-name="T3">due to a disability is requested to provide, to the instructor in office</text:span></text:p>
            <text:p text:style-name="P7"><text:span text:style-name="T3"><text:s text:c="3"/></text:span><text:span text:style-name="T3">hours, a letter of accommodation from the Office of Disability Support</text:span></text:p>
            <text:p text:style-name="P7"><text:span text:style-name="T3"><text:s text:c="3"/></text:span><text:span text:style-name="T3">Services (DSS) within the first two weeks of the semester.</text:span></text:p>
            <text:p text:style-name="P6"/>
            <text:list text:continue-numbering="true" text:style-name="L2">
              <text:list-item>
                <text:p text:style-name="P1">Religious observance</text:p>
                <text:list>
                  <text:list-item>
                    <text:p text:style-name="P1">must inform me during first 2 weeks of class of any special accommodations</text:p>
                  </text:list-item>
                  <text:list-item>
                    <text:p text:style-name="P1">no additional requests will be accepted after this deadline </text:p>
                  </text:list-item>
                </text:list>
              </text:list-item>
            </text:list>
          </draw:text-box>
        </draw:frame>
        <presentation:notes draw:style-name="dp2">
          <draw:page-thumbnail draw:style-name="gr1" draw:layer="layout" svg:width="13.335cm" svg:height="10.002cm" svg:x="3.492cm" svg:y="2.001cm" draw:page-number="6" presentation:class="page"/>
          <draw:frame presentation:style-name="pr6" draw:layer="layout" svg:width="16.254cm" svg:height="12.001cm" svg:x="2.033cm" svg:y="12.668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4cm" svg:height="1.535cm" svg:x="-0.001cm" svg:y="0.291cm" presentation:class="title">
          <draw:text-box>
            <text:p text:style-name="P1">Policies...cont</text:p>
          </draw:text-box>
        </draw:frame>
        <draw:frame presentation:style-name="pr5" draw:layer="layout" svg:width="25.4cm" svg:height="16.684cm" svg:x="-0.001cm" svg:y="2.116cm" presentation:class="outline" presentation:user-transformed="true">
          <draw:text-box>
            <text:list text:style-name="L2">
              <text:list-item>
                <text:p text:style-name="P1">COMMUNICATION IS KEY!</text:p>
                <text:list>
                  <text:list-item>
                    <text:p text:style-name="P1">talk to me about any issues whether covered or not by University policies</text:p>
                  </text:list-item>
                  <text:list-item>
                    <text:p text:style-name="P1">catch me after class, during office hours, or through email</text:p>
                  </text:list-item>
                </text:list>
              </text:list-item>
            </text:list>
            <text:p text:style-name="P7"><text:span text:style-name="T4"/></text:p>
            <text:list text:continue-numbering="true" text:style-name="L2">
              <text:list-item>
                <text:p text:style-name="P1">Note: add “CMSC423” to subject of your emails</text:p>
              </text:list-item>
            </text:list>
          </draw:text-box>
        </draw:frame>
        <presentation:notes draw:style-name="dp2">
          <draw:page-thumbnail draw:style-name="gr1" draw:layer="layout" svg:width="13.335cm" svg:height="10.002cm" svg:x="3.492cm" svg:y="2.001cm" draw:page-number="7" presentation:class="page"/>
          <draw:frame presentation:style-name="pr6" draw:text-style-name="P8" draw:layer="layout" svg:width="16.254cm" svg:height="12.001cm" svg:x="2.033cm" svg:y="12.668cm" presentation:class="notes" presentation:placeholder="true">
            <draw:text-box/>
          </draw:frame>
        </presentation:notes>
      </draw:page>
      <draw:page draw:name="Grading &amp; workload"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Grading &amp; workload</text:p>
          </draw:text-box>
        </draw:frame>
        <draw:frame presentation:style-name="pr2" draw:text-style-name="P2" draw:layer="layout" svg:width="25.4cm" svg:height="16.934cm" svg:x="0cm" svg:y="2.116cm" presentation:class="outline" presentation:user-transformed="true">
          <draw:text-box>
            <text:list text:style-name="L2">
              <text:list-item>
                <text:p text:style-name="P4">Homework (10%)</text:p>
              </text:list-item>
              <text:list-item>
                <text:p text:style-name="P4">Goal: small assignments</text:p>
                <text:list>
                  <text:list-item>
                    <text:p text:style-name="P5">exercises from textbook</text:p>
                  </text:list-item>
                  <text:list-item>
                    <text:p text:style-name="P5">small programming assignments</text:p>
                  </text:list-item>
                  <text:list-item>
                    <text:p text:style-name="P5">“discovery” exercises (find something in public databases or using public software)</text:p>
                  </text:list-item>
                </text:list>
              </text:list-item>
              <text:list-item>
                <text:p text:style-name="P4">Programming project (30%)</text:p>
                <text:list>
                  <text:list-item>
                    <text:p text:style-name="P5">will be broken up in small chunks </text:p>
                  </text:list-item>
                  <text:list-item>
                    <text:p text:style-name="P5">overall goal – build a genome assembler</text:p>
                  </text:list-item>
                </text:list>
              </text:list-item>
              <text:list-item>
                <text:p text:style-name="P4">2 in-class midterms (25%) &amp; final (35%)</text:p>
              </text:list-item>
              <text:list-item>
                <text:p text:style-name="P4">Late policy: 1 day late – 10 points off; 2 days late – 20 points off; 3 days late – 0 points</text:p>
              </text:list-item>
            </text:list>
          </draw:text-box>
        </draw:frame>
        <presentation:notes draw:style-name="dp2">
          <draw:page-thumbnail draw:layer="layout" svg:width="13.335cm" svg:height="10.001cm" svg:x="3.493cm" svg:y="2.002cm" draw:page-number="8"/>
          <draw:frame presentation:style-name="pr3" draw:text-style-name="P1" draw:layer="layout" svg:width="16.254cm" svg:height="12.001cm" svg:x="2.033cm" svg:y="12.668cm" presentation:class="notes" presentation:placeholder="true">
            <draw:text-box/>
          </draw:frame>
        </presentation:notes>
      </draw:page>
      <draw:page draw:name="Academic Honesty"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Academic Honesty</text:p>
          </draw:text-box>
        </draw:frame>
        <draw:frame presentation:style-name="pr2" draw:text-style-name="P2" draw:layer="layout" svg:width="25.4cm" svg:height="16.934cm" svg:x="0cm" svg:y="2.116cm" presentation:class="outline" presentation:user-transformed="true">
          <draw:text-box>
            <text:p text:style-name="P3"><text:span text:style-name="T1"/></text:p>
            <text:list text:style-name="L2">
              <text:list-item>
                <text:p text:style-name="P4"><text:span text:style-name="T1">No cheating on homeworks/projects/exams</text:span></text:p>
              </text:list-item>
              <text:list-item>
                <text:p text:style-name="P4"><text:span text:style-name="T1">No making up data/results</text:span></text:p>
              </text:list-item>
              <text:list-item>
                <text:p text:style-name="P4"><text:span text:style-name="T1">No copying of other people’s code</text:span></text:p>
              </text:list-item>
              <text:list-item>
                <text:p text:style-name="P4"><text:span text:style-name="T1">You can work together on homeworks/projects but WRITE THE ANSWER BY YOURSELF</text:span></text:p>
              </text:list-item>
            </text:list>
            <text:p text:style-name="P3"><text:span text:style-name="T1"/></text:p>
            <text:p text:style-name="P3"><text:span text:style-name="T1"/></text:p>
            <text:p text:style-name="P3"><text:span text:style-name="T5">I pledge on my honor that I have not given or received any unauthorized assistance on this examination.</text:span><text:span text:style-name="T1"> </text:span></text:p>
            <text:p text:style-name="P3"><text:span text:style-name="T1"/></text:p>
            <text:p text:style-name="P3"><text:span text:style-name="T1"/></text:p>
          </draw:text-box>
        </draw:frame>
        <draw:custom-shape draw:style-name="gr2" draw:text-style-name="P2" draw:layer="layout" svg:width="14.836cm" svg:height="1.023cm" svg:x="5.67cm" svg:y="2.328cm">
          <text:p text:style-name="P9"><text:span text:style-name="T1">http://www.studenthonorcouncil.umd.edu/code.html</text:span></text:p>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9"/>
          <draw:frame presentation:style-name="pr3" draw:text-style-name="P1" draw:layer="layout" svg:width="16.254cm" svg:height="12.001cm" svg:x="2.033cm" svg:y="12.668cm" presentation:class="notes" presentation:placeholder="true">
            <draw:text-box/>
          </draw:frame>
        </presentation:notes>
      </draw:page>
      <draw:page draw:name="Advice: how to do well in the class"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Advice: how to do well in the class</text:p>
          </draw:text-box>
        </draw:frame>
        <draw:frame presentation:style-name="pr2" draw:text-style-name="P2" draw:layer="layout" svg:width="25.4cm" svg:height="16.934cm" svg:x="0cm" svg:y="2.116cm" presentation:class="outline" presentation:user-transformed="true">
          <draw:text-box>
            <text:p text:style-name="P3"><text:span text:style-name="T1"/></text:p>
            <text:list text:style-name="L2">
              <text:list-item>
                <text:p text:style-name="P4"><text:span text:style-name="T1">Start early on assignments – at least read the assignment after class</text:span></text:p>
              </text:list-item>
              <text:list-item>
                <text:p text:style-name="P4"><text:span text:style-name="T1">Ask questions – during class, exams, office hours, using email (I’m available most time by email)</text:span></text:p>
              </text:list-item>
              <text:list-item>
                <text:p text:style-name="P4"><text:span text:style-name="T1">Be inquisitive – follow up on topics discussed in class: Google, Wikipedia</text:span></text:p>
              </text:list-item>
              <text:list-item>
                <text:p text:style-name="P4"><text:span text:style-name="T1">Be social – get to know some biologists – learn what they do, what they are interested in</text:span></text:p>
              </text:list-item>
              <text:list-item>
                <text:p text:style-name="P4"><text:span text:style-name="T1">Get to know your colleagues</text:span></text:p>
              </text:list-item>
            </text:list>
          </draw:text-box>
        </draw:frame>
        <presentation:notes draw:style-name="dp2">
          <draw:page-thumbnail draw:layer="layout" svg:width="13.335cm" svg:height="10.001cm" svg:x="3.493cm" svg:y="2.002cm" draw:page-number="10"/>
          <draw:frame presentation:style-name="pr3" draw:text-style-name="P1" draw:layer="layout" svg:width="16.254cm" svg:height="12.001cm" svg:x="2.033cm" svg:y="12.668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layer="layout" svg:width="25.4cm" svg:height="1.535cm" svg:x="0cm" svg:y="0.291cm" presentation:class="title">
          <draw:text-box>
            <text:p>Flu/emergency preparedness</text:p>
          </draw:text-box>
        </draw:frame>
        <draw:frame presentation:style-name="pr8" draw:layer="layout" svg:width="25.4cm" svg:height="16.684cm" svg:x="0cm" svg:y="2.116cm" presentation:class="outline" presentation:user-transformed="true">
          <draw:text-box>
            <text:list text:style-name="L2">
              <text:list-item>
                <text:p>H1N1 flu may have a major impact on us</text:p>
                <text:list>
                  <text:list-item>
                    <text:p>illness may make you miss classes, assignments, exams</text:p>
                  </text:list-item>
                  <text:list-item>
                    <text:p>if severe epidemic – classes may be canceled.</text:p>
                  </text:list-item>
                </text:list>
              </text:list-item>
              <text:list-item>
                <text:p>University resources</text:p>
                <text:list>
                  <text:list-item>
                    <text:p><text:span text:style-name="T6"><text:a xlink:href="http://www.umd.edu/umnews/h1n1fall09.cfm">http://www.umd.edu/umnews/h1n1fall09.cfm</text:a></text:span></text:p>
                  </text:list-item>
                  <text:list-item>
                    <text:p><text:span text:style-name="T6"><text:a xlink:href="http://www.helpdesk.umd.edu/emergencypreparedness">http://www.helpdesk.umd.edu/emergencypreparedness</text:a></text:span></text:p>
                  </text:list-item>
                </text:list>
              </text:list-item>
              <text:list-item>
                <text:p><text:span text:style-name="T6">For class</text:span></text:p>
                <text:list>
                  <text:list-item>
                    <text:p><text:span text:style-name="T6">Don't come to class if you are sick!!! (wait for 24 hrs after fever/illness ends)</text:span></text:p>
                  </text:list-item>
                  <text:list-item>
                    <text:p><text:span text:style-name="T6">Inform me as soon as you can that you will miss class/work</text:span></text:p>
                  </text:list-item>
                  <text:list-item>
                    <text:p><text:span text:style-name="T6">Accommodations will be made so nobody falls behind – alternate homework/exam dates, lectures will be online, special office hours....etc.</text:span></text:p>
                  </text:list-item>
                </text:list>
              </text:list-item>
            </text:list>
          </draw:text-box>
        </draw:frame>
        <presentation:notes draw:style-name="dp2">
          <draw:page-thumbnail draw:style-name="gr1" draw:layer="layout" svg:width="13.335cm" svg:height="10.002cm" svg:x="3.492cm" svg:y="2.001cm" draw:page-number="11" presentation:class="page"/>
          <draw:frame presentation:style-name="pr9" draw:layer="layout" svg:width="16.254cm" svg:height="11.75cm" svg:x="2.033cm" svg:y="12.66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layer="layout" svg:width="25.4cm" svg:height="1.535cm" svg:x="0cm" svg:y="0.291cm" presentation:class="title">
          <draw:text-box>
            <text:p>Flu...cont</text:p>
          </draw:text-box>
        </draw:frame>
        <draw:frame presentation:style-name="pr8" draw:layer="layout" svg:width="25.4cm" svg:height="16.684cm" svg:x="0cm" svg:y="2.116cm" presentation:class="outline">
          <draw:text-box>
            <text:list text:style-name="L2">
              <text:list-item>
                <text:p>Be prepared: Advil/Tylenol, Sudafed, Gatorade, chicken soup, Purel, tissues</text:p>
              </text:list-item>
              <text:list-item>
                <text:p>Get the vaccine (if you can, and it might not help...)</text:p>
              </text:list-item>
              <text:list-item>
                <text:p>Wash hands often (esp. before eating)</text:p>
              </text:list-item>
              <text:list-item>
                <text:p>If you have a fever (&gt; 100 deg F, 38 deg C) or feel ill/have chills, etc. stay home (no classes, parties,etc.)</text:p>
              </text:list-item>
              <text:list-item>
                <text:p>See a doctor.</text:p>
              </text:list-item>
              <text:list-item>
                <text:p>Notify the campus: health@umd.edu</text:p>
              </text:list-item>
            </text:list>
          </draw:text-box>
        </draw:frame>
        <presentation:notes draw:style-name="dp2">
          <draw:page-thumbnail draw:style-name="gr1" draw:layer="layout" svg:width="13.335cm" svg:height="10.002cm" svg:x="3.492cm" svg:y="2.001cm" draw:page-number="12" presentation:class="page"/>
          <draw:frame presentation:style-name="pr9" draw:layer="layout" svg:width="16.254cm" svg:height="11.75cm" svg:x="2.033cm" svg:y="12.668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4cm" svg:height="1.535cm" svg:x="0cm" svg:y="0.291cm" presentation:class="title">
          <draw:text-box>
            <text:p text:style-name="P1">Glue accounts</text:p>
          </draw:text-box>
        </draw:frame>
        <draw:frame presentation:style-name="pr5" draw:layer="layout" svg:width="25.4cm" svg:height="16.684cm" svg:x="0cm" svg:y="2.116cm" presentation:class="outline" presentation:user-transformed="true">
          <draw:text-box>
            <text:list text:style-name="L2">
              <text:list-item>
                <text:p text:style-name="P1">ssh glue.umd.edu</text:p>
              </text:list-item>
              <text:list-item>
                <text:p text:style-name="P1">DIRECTORY: /afs/glue.umd.edu/class/fall2009/cmsc/423/0101</text:p>
              </text:list-item>
            </text:list>
            <text:p text:style-name="P6"/>
            <text:p text:style-name="P6"/>
            <text:p text:style-name="P6"/>
            <text:list text:continue-numbering="true" text:style-name="L2">
              <text:list-item>
                <text:p text:style-name="P1">Try it out and let me know if there are any problems!</text:p>
              </text:list-item>
            </text:list>
          </draw:text-box>
        </draw:frame>
        <presentation:notes draw:style-name="dp2">
          <draw:page-thumbnail draw:style-name="gr1" draw:layer="layout" svg:width="13.335cm" svg:height="10.002cm" svg:x="3.492cm" svg:y="2.001cm" draw:page-number="13" presentation:class="page"/>
          <draw:frame presentation:style-name="pr6" draw:layer="layout" svg:width="16.254cm" svg:height="12.001cm" svg:x="2.033cm" svg:y="12.668cm" presentation:class="notes" presentation:placeholder="true">
            <draw:text-box/>
          </draw:frame>
        </presentation:notes>
      </draw:page>
      <draw:page draw:name="Summer internships" draw:style-name="dp1" draw:master-page-name="Default" presentation:presentation-page-layout-name="AL1T1">
        <office:forms form:automatic-focus="false" form:apply-design-mode="false"/>
        <draw:frame presentation:style-name="pr1" draw:text-style-name="P2" draw:layer="layout" svg:width="25.4cm" svg:height="1.694cm" svg:x="0cm" svg:y="0.211cm" presentation:class="title" presentation:user-transformed="true">
          <draw:text-box>
            <text:p text:style-name="P1">Internships/honors projects</text:p>
          </draw:text-box>
        </draw:frame>
        <draw:frame presentation:style-name="pr2" draw:text-style-name="P2" draw:layer="layout" svg:width="25.4cm" svg:height="16.934cm" svg:x="0cm" svg:y="2.115cm" presentation:class="outline" presentation:user-transformed="true">
          <draw:text-box>
            <text:p text:style-name="P3"><text:span text:style-name="T1"/></text:p>
            <text:p text:style-name="P3"><text:span text:style-name="T1">Research/programming opportunities available at the CBCB.</text:span></text:p>
            <text:p text:style-name="P3"><text:span text:style-name="T1"/></text:p>
            <text:p text:style-name="P3"><text:span text:style-name="T1">Paid summer internship program will be available next year.</text:span></text:p>
          </draw:text-box>
        </draw:frame>
        <presentation:notes draw:style-name="dp2">
          <draw:page-thumbnail draw:layer="layout" svg:width="13.335cm" svg:height="10.001cm" svg:x="3.493cm" svg:y="2.002cm" draw:page-number="14"/>
          <draw:frame presentation:style-name="pr3" draw:text-style-name="P10"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font-family-asian="'Arial Unicode M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text:enable-numbering="false" fo:margin-left="0cm" fo:margin-right="0cm" fo:text-indent="0cm" style:writing-mode="lr-tb"/>
    </style:style>
    <style:style style:name="MP5"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cm" svg:height="4.8cm" svg:x="2.387cm" svg:y="3.733cm"/>
      <draw:page-thumbnail draw:layer="backgroundobjects" svg:width="6.4cm" svg:height="4.8cm" svg:x="11.531cm" svg:y="3.733cm"/>
      <draw:page-thumbnail draw:layer="backgroundobjects" svg:width="6.4cm" svg:height="4.8cm" svg:x="2.387cm" svg:y="10.934cm"/>
      <draw:page-thumbnail draw:layer="backgroundobjects" svg:width="6.4cm" svg:height="4.8cm" svg:x="11.531cm" svg:y="10.934cm"/>
      <draw:page-thumbnail draw:layer="backgroundobjects" svg:width="6.4cm" svg:height="4.8cm" svg:x="2.387cm" svg:y="18.135cm"/>
      <draw:page-thumbnail draw:layer="backgroundobjects" svg:width="6.4cm" svg:height="4.8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4cm" svg:height="1.785cm" svg:x="0cm" svg:y="0.166cm" presentation:class="title" presentation:placeholder="true">
        <draw:text-box/>
      </draw:frame>
      <draw:frame presentation:style-name="Default-outline1" draw:layer="backgroundobjects" svg:width="25.4cm" svg:height="16.934cm" svg:x="0cm" svg:y="2.116cm" presentation:class="outline" presentation:placeholder="true">
        <draw:text-box/>
      </draw:frame>
      <presentation:notes style:page-layout-name="PM0">
        <draw:rect draw:style-name="Mgr3" draw:text-style-name="MP3" draw:layer="backgroundobjects" svg:width="20.32cm" svg:height="26.67cm" svg:x="0cm" svg:y="0cm">
          <text:p/>
        </draw:rect>
        <draw:frame presentation:style-name="Mpr1" draw:text-style-name="MP4" draw:layer="backgroundobjects" svg:width="8.806cm" svg:height="1.333cm" svg:x="0cm" svg:y="0cm" presentation:class="header">
          <draw:text-box>
            <text:p text:style-name="MP4"><text:span text:style-name="MT2"><presentation:header/></text:span></text:p>
          </draw:text-box>
        </draw:frame>
        <draw:frame presentation:style-name="Mpr1" draw:text-style-name="MP5" draw:layer="backgroundobjects" svg:width="8.807cm" svg:height="1.333cm" svg:x="11.508cm" svg:y="0cm" presentation:class="date-time">
          <draw:text-box>
            <text:p text:style-name="MP5"><text:span text:style-name="MT2"><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2" draw:text-style-name="MP4" draw:layer="backgroundobjects" svg:width="8.806cm" svg:height="1.333cm" svg:x="0cm" svg:y="25.333cm" presentation:class="footer">
          <draw:text-box>
            <text:p text:style-name="MP4"><text:span text:style-name="MT2"><presentation:footer/></text:span></text:p>
          </draw:text-box>
        </draw:frame>
        <draw:frame presentation:style-name="Mpr2" draw:text-style-name="MP5" draw:layer="backgroundobjects" svg:width="8.807cm" svg:height="1.333cm" svg:x="11.508cm" svg:y="25.333cm" presentation:class="page-number">
          <draw:text-box>
            <text:p text:style-name="MP5"><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1$Build-9399</meta:generator>
    <dc:title>PowerPoint Presentation</dc:title>
    <dc:creator>Mihai Pop</dc:creator>
    <dc:date>2009-09-01T15:41:39.57</dc:date>
    <meta:editing-cycles>108</meta:editing-cycles>
    <meta:editing-duration>PT253H10M22S</meta:editing-duration>
    <meta:printed-by>Mihai Pop</meta:printed-by>
    <meta:print-date>2009-08-31T11:31:18.42</meta:print-date>
    <meta:document-statistic meta:object-count="76"/>
    <meta:user-defined meta:name="Info 1"/>
    <meta:user-defined meta:name="Info 2"/>
    <meta:user-defined meta:name="Info 3"/>
    <meta:user-defined meta:name="Info 4"/>
    <meta:user-defined meta:name="Version">1</meta:user-defined>
  </office:meta>
</office:document-meta>
</file>